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cessStatusConverter.cvtInstanceStatus( TInstanceStatus . Enum statu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ocessStatusConverter.cvtScopeStatus( ScopeStateEnum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StatusConverter.cvtInstanceStatus( short instancestat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rocessStatusConverter.ProcessStatusConvert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